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33cd7"/>
    </style:style>
    <style:style style:name="T2" style:family="text">
      <style:text-properties officeooo:rsid="001525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 REST-owy projekt w Express.js po kolei ***</text:p>
      <text:p text:style-name="P1"/>
      <text:p text:style-name="P1">0. Przygotowanie</text:p>
      <text:p text:style-name="P1"/>
      <text:p text:style-name="P1">- npm init</text:p>
      <text:p text:style-name="P1"/>
      <text:p text:style-name="P1">- Webstorm - wybrac wersje Node.js</text:p>
      <text:p text:style-name="P1"/>
      <text:p text:style-name="P1">- skrypty: np.</text:p>
      <text:p text:style-name="P1"/>
      <text:p text:style-name="P1"><text:s text:c="2"/>"start": "npx nodemon index.js" </text:p>
      <text:p text:style-name="P1"><text:s text:c="2"/></text:p>
      <text:p text:style-name="P1"><text:s text:c="2"/>lub dla TypeScript:</text:p>
      <text:p text:style-name="P1"><text:s text:c="2"/></text:p>
      <text:p text:style-name="P1"><text:s text:c="2"/>"start": "ts-node index.ts",</text:p>
      <text:p text:style-name="P1"><text:s text:c="2"/>"start:dev": "tsnd index.ts"</text:p>
      <text:p text:style-name="P1"><text:s text:c="2"/></text:p>
      <text:p text:style-name="P1">- npm i express express-handlebars</text:p>
      <text:p text:style-name="P1"/>
      <text:p text:style-name="P1">1. Konfigurac<text:span text:style-name="T1">j</text:span>a express.js:</text:p>
      <text:p text:style-name="P1"/>
      <text:p text:style-name="P1">const express = require('express');</text:p>
      <text:p text:style-name="P1">const hbs = require('express-handlebars');</text:p>
      <text:p text:style-name="P1"/>
      <text:p text:style-name="P1">const app = express();</text:p>
      <text:p text:style-name="P1"/>
      <text:p text:style-name="P1">// aby obslugiwac zwykle formularze bez fetch-a:</text:p>
      <text:p text:style-name="P1">app.use(express.urlencoded({</text:p>
      <text:p text:style-name="P1"><text:s text:c="4"/>extended: true,</text:p>
      <text:p text:style-name="P1">}));</text:p>
      <text:p text:style-name="P1">app.use(express.static('public'));</text:p>
      <text:p text:style-name="P1">app.use(express.json());</text:p>
      <text:p text:style-name="P1"/>
      <text:p text:style-name="P1">app.engine('.hbs', hbs({</text:p>
      <text:p text:style-name="P1"><text:s text:c="4"/>extname: '.hbs',</text:p>
      <text:p text:style-name="P1"><text:s text:c="4"/>// helpers: handlebarsHelpers,</text:p>
      <text:p text:style-name="P1"><text:soft-page-break/>}));</text:p>
      <text:p text:style-name="P1">this.app.set('view engine', '.hbs');</text:p>
      <text:p text:style-name="P1"/>
      <text:p text:style-name="P1">- a na koncu:</text:p>
      <text:p text:style-name="P1"/>
      <text:p text:style-name="P1">app.listen(3000, 'localhost', () =&gt; {</text:p>
      <text:p text:style-name="P1"><text:s text:c="4"/>console.log('Listening on http://localhost:3000');</text:p>
      <text:p text:style-name="P1">});</text:p>
      <text:p text:style-name="P1"/>
      <text:p text:style-name="P1">2. Konfiguracja routerow (traserow), widokow itp.</text:p>
      <text:p text:style-name="P1"/>
      <text:p text:style-name="P1"/>
      <text:p text:style-name="P1">***********************************</text:p>
      <text:p text:style-name="P1"/>
      <text:p text:style-name="P1">W TypeScript:</text:p>
      <text:p text:style-name="P1"/>
      <text:p text:style-name="P1">import * as express from "express";</text:p>
      <text:p text:style-name="P1"/>
      <text:p text:style-name="P1">***********************************</text:p>
      <text:p text:style-name="P1"/>
      <text:p text:style-name="P1">Request, czyli req:</text:p>
      <text:p text:style-name="P1"/>
      <text:p text:style-name="P1">req.hostname - nazwa hosta</text:p>
      <text:p text:style-name="P1">req.ip - IP hosta, może być "zaciemniona" przez proxy</text:p>
      <text:p text:style-name="P1">req.ips - tablica wszystkich adresów IP, które się do nas przyłaczyły</text:p>
      <text:p text:style-name="P1">req.method - metoda, którą dokonano zapytania, np. GET</text:p>
      <text:p text:style-name="P1"/>
      <text:p text:style-name="P1">Metoda 'all' obsługuje wszystkie metody.</text:p>
      <text:p text:style-name="P1"/>
      <text:p text:style-name="P1">req.url - z Node'a, zwraca url</text:p>
      <text:p text:style-name="P1">req.originalUrl - zwraca znormalizowany url, zawierjący ścieżkę pierwotną </text:p>
      <text:p text:style-name="P1"><text:tab/><text:tab/>(nawet po przekierowaniach)</text:p>
      <text:p text:style-name="P1">req.path - zwraca część URL-u zawierającą ścieżkę</text:p>
      <text:p text:style-name="P1"/>
      <text:p text:style-name="P1">req.protocol - zwraca protokół: 'http' albo 'https'</text:p>
      <text:p text:style-name="P1">req.secure - zwraca true gdy połączenie https, i false gdy http (tru<text:span text:style-name="T2">e</text:span> gdy jest to</text:p>
      <text:p text:style-name="P1"><text:soft-page-break/><text:tab/><text:tab/>połączenie TLS)</text:p>
      <text:p text:style-name="P1"><text:tab/><text:tab/></text:p>
      <text:p text:style-name="P1">W adresie: http://www.phoneshop.com/?product=iphone&amp;size=32gb&amp;color=white</text:p>
      <text:p text:style-name="P1">- www.phoneshop.com to URL</text:p>
      <text:p text:style-name="P1">- ? początek Query String</text:p>
      <text:p text:style-name="P1">- product to nazwa parametru</text:p>
      <text:p text:style-name="P1">- iphone to wartość parametru</text:p>
      <text:p text:style-name="P1">- &amp; to separator Query String</text:p>
      <text:p text:style-name="P1"/>
      <text:p text:style-name="P1"/>
      <text:p text:style-name="P1">Generowanie parametrów adresu URL, czyli URI:</text:p>
      <text:p text:style-name="P1"/>
      <text:p text:style-name="P1">1. encodeURIComponent - zwraca poprawnie sformatowanego stringa, np. </text:p>
      <text:p text:style-name="P1"/>
      <text:p text:style-name="P1"><text:s text:c="2"/>encodeURIComponent('Piotr &amp; Gosia') zwraca 'Piotr%20%26%20Gosia' czyli</text:p>
      <text:p text:style-name="P1"><text:s text:c="2"/></text:p>
      <text:p text:style-name="P1"><text:s text:c="2"/>http://localhost:3000/?name=Piotr%20%26%20Gosia</text:p>
      <text:p text:style-name="P1"><text:s text:c="2"/></text:p>
      <text:p text:style-name="P1"><text:s text:c="2"/>Jest on LEGACY. Lepiej używać:</text:p>
      <text:p text:style-name="P1"><text:s text:c="2"/></text:p>
      <text:p text:style-name="P1">2. URLSearchParams:</text:p>
      <text:p text:style-name="P1"/>
      <text:p text:style-name="P1"><text:s text:c="2"/>importujemy go:</text:p>
      <text:p text:style-name="P1"><text:s text:c="2"/></text:p>
      <text:p text:style-name="P1"><text:s text:c="2"/>import {URLSearchParams} from 'url';</text:p>
      <text:p text:style-name="P1"/>
      <text:p text:style-name="P1"/>
      <text:p text:style-name="P1"><text:s text:c="2"/>const qs = new URLSearchParams();</text:p>
      <text:p text:style-name="P1"/>
      <text:p text:style-name="P1"><text:s text:c="2"/>qs.set('name', 'Gosia &amp; Piotr'); </text:p>
      <text:p text:style-name="P1"><text:s text:c="2"/></text:p>
      <text:p text:style-name="P1"><text:s text:c="2"/>// można też w jednej komendzie:</text:p>
      <text:p text:style-name="P1"><text:s text:c="2"/></text:p>
      <text:p text:style-name="P1"><text:s text:c="2"/>const qs = new URLSearchParams({'name', 'Gosia &amp; Piotr'});</text:p>
      <text:p text:style-name="P1"><text:soft-page-break/></text:p>
      <text:p text:style-name="P1"><text:s text:c="2"/>qs.toString() zwraca 'name=Gosia+%26+Piotr'</text:p>
      <text:p text:style-name="P1"><text:s text:c="2"/></text:p>
      <text:p text:style-name="P1"><text:s text:c="2"/>gdzie spacja jest zapisana jako '+'.</text:p>
      <text:p text:style-name="P1"><text:s text:c="2"/></text:p>
      <text:p text:style-name="P1">a więc użycie:</text:p>
      <text:p text:style-name="P1"/>
      <text:p text:style-name="P1"><text:s text:c="2"/>`http://localhost:3000/?${qs.toString()}`</text:p>
      <text:p text:style-name="P1"><text:s text:c="2"/></text:p>
      <text:p text:style-name="P1"><text:s text:c="2"/>wygeneruje</text:p>
      <text:p text:style-name="P1"><text:s text:c="2"/></text:p>
      <text:p text:style-name="P1"><text:s text:c="2"/>'http://localhost:3000/?name=Gosia+%26+Piotr'</text:p>
      <text:p text:style-name="P1"><text:s text:c="2"/></text:p>
      <text:p text:style-name="P1">W programie:</text:p>
      <text:p text:style-name="P1"/>
      <text:p text:style-name="P1">import {URLSearchParams} from 'url';</text:p>
      <text:p text:style-name="P1"/>
      <text:p text:style-name="P1">const qs = new URLSearchParams({</text:p>
      <text:p text:style-name="P1"><text:s text:c="4"/>name: 'Gosia &amp; Piotr',</text:p>
      <text:p text:style-name="P1">});</text:p>
      <text:p text:style-name="P1"/>
      <text:p text:style-name="P1">console.log(`http://localhost:3000/?${qs.toString()}`);</text:p>
      <text:p text:style-name="P1"/>
      <text:p text:style-name="P1">wypisze: http://localhost:3000/?name=Gosia+%26+Piotr</text:p>
      <text:p text:style-name="P1"/>
      <text:p text:style-name="P1"/>
      <text:p text:style-name="P1">Przesłane parametry można odebrać za pomocą </text:p>
      <text:p text:style-name="P1"/>
      <text:p text:style-name="P1"><text:tab/>req.query</text:p>
      <text:p text:style-name="P1"><text:tab/></text:p>
      <text:p text:style-name="P1">zwraca on obiekt z parametrami. Np. dla zapytania</text:p>
      <text:p text:style-name="P1"/>
      <text:p text:style-name="P1"><text:s text:c="2"/>http://localhost:3000/?name=Piotr%20%26%20Gosia&amp;age=52</text:p>
      <text:p text:style-name="P1"><text:s text:c="2"/></text:p>
      <text:p text:style-name="P1">zwróci on obiekt:</text:p>
      <text:p text:style-name="P1"/>
      <text:p text:style-name="P1"><text:soft-page-break/><text:s text:c="2"/>{ name: 'Piotr &amp; Gosia', age: '52' }</text:p>
      <text:p text:style-name="P1"><text:s text:c="2"/></text:p>
      <text:p text:style-name="P1"/>
      <text:p text:style-name="P1">Ponieważ URLSearchParams zwraca + zamiast %20, więc użyjemy funkcji</text:p>
      <text:p text:style-name="P1"/>
      <text:p text:style-name="P1"><text:tab/>function generateQueryString(params) {</text:p>
      <text:p text:style-name="P1"><text:s text:c="2"/><text:tab/> <text:s text:c="3"/>const qs = new URLSearchParams(params);</text:p>
      <text:p text:style-name="P1"><text:s text:c="2"/><text:tab/> <text:s text:c="3"/>return `${qs}`.replace(/\+/g, '%20');</text:p>
      <text:p text:style-name="P1"><text:tab/>}</text:p>
      <text:p text:style-name="P1"><text:s text:c="2"/></text:p>
      <text:p text:style-name="P1">i tak możemy jej użyć:</text:p>
      <text:p text:style-name="P1"/>
      <text:p text:style-name="P1">console.log(`http://localhost:3000/dane/?${generateQueryString({</text:p>
      <text:p text:style-name="P1"><text:s text:c="2"/>name: 'Gosia &amp; Piotr',</text:p>
      <text:p text:style-name="P1"><text:s text:c="2"/>age: 52,</text:p>
      <text:p text:style-name="P1"><text:s text:c="2"/>city: 'Kolding'</text:p>
      <text:p text:style-name="P1">})}`);</text:p>
      <text:p text:style-name="P1"/>
      <text:p text:style-name="P1">co zwróci: </text:p>
      <text:p text:style-name="P1"/>
      <text:p text:style-name="P1">http://localhost:3000/dane/?name=Gosia%20%26%20Piotr&amp;age=52&amp;city=Kolding</text:p>
      <text:p text:style-name="P1"/>
      <text:p text:style-name="P1"/>
      <text:p text:style-name="P1"/>
      <text:p text:style-name="P1"><text:tab/>req.get()</text:p>
      <text:p text:style-name="P1"/>
      <text:p text:style-name="P1">- pobiera nagłówki wysłane przez klienta, np. user-agent</text:p>
      <text:p text:style-name="P1"/>
      <text:p text:style-name="P1"><text:s text:c="3"/>req.get('user-agent')</text:p>
      <text:p text:style-name="P1"><text:s text:c="3"/></text:p>
      <text:p text:style-name="P1">****************************************</text:p>
      <text:p text:style-name="P1"/>
      <text:p text:style-name="P1"><text:tab/><text:tab/>Routing</text:p>
      <text:p text:style-name="P1"><text:tab/><text:tab/></text:p>
      <text:p text:style-name="P1">metoda + ścieżka</text:p>
      <text:p text:style-name="P1"><text:soft-page-break/></text:p>
      <text:p text:style-name="P1">Ścieżki bardziej zaawansowane:</text:p>
      <text:p text:style-name="P1"/>
      <text:p text:style-name="P1">/stala/sciezka/:zmienna</text:p>
      <text:p text:style-name="P1">/stala/inna/sciezka/:zmienna1/:zmienna2</text:p>
      <text:p text:style-name="P1"/>
      <text:p text:style-name="P1">- nazwy jak zmiennych</text:p>
      <text:p text:style-name="P1">- oddzielone za pomocą /, . lub -</text:p>
      <text:p text:style-name="P1"/>
      <text:p text:style-name="P1">Kolejność w routingu ma znaczenie, np.</text:p>
      <text:p text:style-name="P1"/>
      <text:p text:style-name="P1">app.get('/article/:articleName', (req, res) =&gt; {});</text:p>
      <text:p text:style-name="P1"/>
      <text:p text:style-name="P1">app.get('/article/new', (req, res) =&gt; {});</text:p>
      <text:p text:style-name="P1"/>
      <text:p text:style-name="P1">przy wywołaniu http://localhost:3000/article/new zostanie wywołany pierwszy get</text:p>
      <text:p text:style-name="P1">i new zostanie podstawione pod zmienną :articleName. Dlatego trzeba drugi get</text:p>
      <text:p text:style-name="P1">umieścić przed pierwszym.</text:p>
      <text:p text:style-name="P1"/>
      <text:p text:style-name="P1">- parametr opcjonalny:</text:p>
      <text:p text:style-name="P1"/>
      <text:p text:style-name="P1">app.get('/article/:id/:title?', (req, res) =&gt; {});</text:p>
      <text:p text:style-name="P1"/>
      <text:p text:style-name="P1"><text:tab/><text:tab/></text:p>
      <text:p text:style-name="P1"><text:tab/><text:tab/>req.params</text:p>
      <text:p text:style-name="P1"><text:tab/><text:tab/></text:p>
      <text:p text:style-name="P1">Wszystkie przesłane parametry są w req.params:</text:p>
      <text:p text:style-name="P1"/>
      <text:p text:style-name="P1">app.get('/article/:id/:title?', (req, res) =&gt; {});</text:p>
      <text:p text:style-name="P1"/>
      <text:p text:style-name="P1">np. http://localhost:3000/article/123/nasz-artykul</text:p>
      <text:p text:style-name="P1"/>
      <text:p text:style-name="P1">console.log(req.params) zwróci obiekt</text:p>
      <text:p text:style-name="P1"/>
      <text:p text:style-name="P1"><text:soft-page-break/>{ id: '123', title: 'nasz-artykul' }</text:p>
      <text:p text:style-name="P1"/>
      <text:p text:style-name="P1">*****************************************</text:p>
      <text:p text:style-name="P1"/>
      <text:p text:style-name="P1"><text:tab/><text:tab/>Response</text:p>
      <text:p text:style-name="P1"><text:tab/><text:tab/></text:p>
      <text:p text:style-name="P1">- obiekt reprezentujący odpowiedź na zapytanie HTTP</text:p>
      <text:p text:style-name="P1"/>
      <text:p text:style-name="P1">Można skorzystać z Nodeowego write i end:</text:p>
      <text:p text:style-name="P1"/>
      <text:p text:style-name="P1">app.get('/', (req, res) =&gt; {</text:p>
      <text:p text:style-name="P1"><text:s text:c="3"/>res.write('Test');</text:p>
      <text:p text:style-name="P1"><text:s text:c="3"/>res.end();</text:p>
      <text:p text:style-name="P1">});</text:p>
      <text:p text:style-name="P1"/>
      <text:p text:style-name="P1"><text:tab/>res.send</text:p>
      <text:p text:style-name="P1"><text:tab/></text:p>
      <text:p text:style-name="P1">robi to samo: wysyła odpowiedź i kończy połączenie, a dokładnie:</text:p>
      <text:p text:style-name="P1"/>
      <text:p text:style-name="P1">1. Ustawia automatycznie nagłówek Content-Type</text:p>
      <text:p text:style-name="P1">2. Ustawia automatycznie nagłówek Content-Length</text:p>
      <text:p text:style-name="P1">3. Ustawia nagłówki związane z podstawowym cachingiem (dbanie o przechowywanie w pamięci przeglądarki rzeczy, które mogą się nie zmienić. ETag w Header steruje cachem przeglądarki).</text:p>
      <text:p text:style-name="P1">4. Konwertuje dane jeżeli to potrzebne</text:p>
      <text:p text:style-name="P1">5. Przesyła dane.</text:p>
      <text:p text:style-name="P1">6. Kończy połączenie.</text:p>
      <text:p text:style-name="P1"/>
      <text:p text:style-name="P1">Za pomocą res.send(dane) można przesłać dane:</text:p>
      <text:p text:style-name="P1">- string, czyli text/html i przesłanie tekstu,</text:p>
      <text:p text:style-name="P1">- Buffer, czyli application/octet-stream i przesłanie czystych danych,</text:p>
      <text:p text:style-name="P1">- array/Object - application/json i zakodowanie danych jako JSON.</text:p>
      <text:p text:style-name="P1"/>
      <text:p text:style-name="P1">Wysłanie obiektu jako JSON:</text:p>
      <text:p text:style-name="P1"/>
      <text:p text:style-name="P1">res.send({</text:p>
      <text:p text:style-name="P1"><text:soft-page-break/><text:s text:c="3"/>id: req.params.id,</text:p>
      <text:p text:style-name="P1"><text:s text:c="3"/>content: 'Lorem ipsum dolor sit amet, consectetur adip',</text:p>
      <text:p text:style-name="P1">});</text:p>
      <text:p text:style-name="P1"/>
      <text:p text:style-name="P1"><text:tab/>res.json()</text:p>
      <text:p text:style-name="P1"><text:tab/></text:p>
      <text:p text:style-name="P1">zawsze wysyła JSON-a i ustawia Content-Type na application/json.</text:p>
      <text:p text:style-name="P1"/>
      <text:p text:style-name="P1">res.json({</text:p>
      <text:p text:style-name="P1"><text:s text:c="3"/>id: req.params.id,</text:p>
      <text:p text:style-name="P1"><text:s text:c="3"/>content: 'Lorem ipsum dolor sit amet, consectetur adip',</text:p>
      <text:p text:style-name="P1">});</text:p>
      <text:p text:style-name="P1"/>
      <text:p text:style-name="P1">- res.json() zawsze wysyła JSON-a, nawet gdy podamy jej stringa</text:p>
      <text:p text:style-name="P1">- expressjs zawiera opcje pozwalające ładniej go formatować</text:p>
      <text:p text:style-name="P1"/>
      <text:p text:style-name="P1">***********************************</text:p>
      <text:p text:style-name="P1"/>
      <text:p text:style-name="P1"><text:tab/><text:tab/>Przekierowania</text:p>
      <text:p text:style-name="P1"><text:tab/><text:tab/></text:p>
      <text:p text:style-name="P1">Aby przekierować użytkownika na inny serwer trzeba wysłać mu </text:p>
      <text:p text:style-name="P1">- kod statusu HTTP</text:p>
      <text:p text:style-name="P1">- nagłówek odpowiedzi Location</text:p>
      <text:p text:style-name="P1"/>
      <text:p text:style-name="P1">Location ustawi:<text:tab/>res.location()</text:p>
      <text:p text:style-name="P1"/>
      <text:p text:style-name="P1">np.</text:p>
      <text:p text:style-name="P1"/>
      <text:p text:style-name="P1">res.location('https://fsf.org');</text:p>
      <text:p text:style-name="P1">res.end(); // trzeba wskazać zakończenie połączenia</text:p>
      <text:p text:style-name="P1"/>
      <text:p text:style-name="P1">Całą obsługę przekierowań załatwi:</text:p>
      <text:p text:style-name="P1"/>
      <text:p text:style-name="P1"><text:tab/><text:tab/>res.redirect()</text:p>
      <text:p text:style-name="P1"/>
      <text:p text:style-name="P1">Domyślne przekierowanie:</text:p>
      <text:p text:style-name="P1"><text:soft-page-break/></text:p>
      <text:p text:style-name="P1">app.get('/', (req, res) =&gt; {</text:p>
      <text:p text:style-name="P1"><text:s text:c="3"/>res.redirect('https://fsf.org');</text:p>
      <text:p text:style-name="P1">});</text:p>
      <text:p text:style-name="P1"/>
      <text:p text:style-name="P1">Domyślnie ustawiony jest kod statusu HTTP na 302. Można go zmienić podając jako pierwszy argument:</text:p>
      <text:p text:style-name="P1"/>
      <text:p text:style-name="P1">app.get('/', (req, res) =&gt; {</text:p>
      <text:p text:style-name="P1"><text:s text:c="3"/>res.redirect(301, 'https://fsf.org');</text:p>
      <text:p text:style-name="P1">});</text:p>
      <text:p text:style-name="P1"/>
      <text:p text:style-name="P1"/>
      <text:p text:style-name="P1">301 - przekierowanie trwałe (przeglądarka zapamiętuje je i później już nie odpytuje starego adresu, tylko od razu przekierowuje na nowy)</text:p>
      <text:p text:style-name="P1"/>
      <text:p text:style-name="P1">302 - przekierowanie niestałe (teraz przejdź na ten adres, ale w przyszłości to może być inny)</text:p>
      <text:p text:style-name="P1"/>
      <text:p text:style-name="P1">303 - zobacz gdzie indziej ()</text:p>
      <text:p text:style-name="P1"/>
      <text:p text:style-name="P1">307 - przekierowanie tymczasowe</text:p>
      <text:p text:style-name="P1"/>
      <text:p text:style-name="P1">Podając ścieżki do przekierowania można użyć:</text:p>
      <text:p text:style-name="P1"/>
      <text:p text:style-name="P1">- absolutny adres URL: 'https://fsf.org'</text:p>
      <text:p text:style-name="P1">- ścieżki wewnętrznej: '/article/new'</text:p>
      <text:p text:style-name="P1">- ścieżki wewnętrzne z użyciem '..' - rzadko używana</text:p>
      <text:p text:style-name="P1">- 'back' - odniesienie do nagłówka Referrer lub ścieżki głównej.</text:p>
      <text:p text:style-name="P1"/>
      <text:p text:style-name="P1">******************************</text:p>
      <text:p text:style-name="P1"/>
      <text:p text:style-name="P1"><text:tab/><text:tab/>Przesyłanie plików</text:p>
      <text:p text:style-name="P1"><text:tab/><text:tab/></text:p>
      <text:p text:style-name="P1"><text:tab/>res.sendFile('path', {options})</text:p>
      <text:p text:style-name="P1"><text:tab/></text:p>
      <text:p text:style-name="P1"><text:soft-page-break/>Obiekt opcji options zawiera m.in.:</text:p>
      <text:p text:style-name="P1"/>
      <text:p text:style-name="P1">- root - folder, w którym muszą znajdować się pliki</text:p>
      <text:p text:style-name="P1">- lastModified - pozwala zdecydować przeglądarce, czy ponownie pobierać plik.</text:p>
      <text:p text:style-name="P1">- headers - pozwala dodać nagłówki, np. własne z X- na początku.</text:p>
      <text:p text:style-name="P1">- dotfiles - allow/deny/ignore (domyślnie) dla plików z kropką:</text:p>
      <text:p text:style-name="P1"><text:tab/>allow - pozwalamy je pobrać,</text:p>
      <text:p text:style-name="P1"><text:tab/>deny - komunikat o braku dostępu,</text:p>
      <text:p text:style-name="P1"><text:tab/>ignore - brak komunikatu, tak jakby ich nie było</text:p>
      <text:p text:style-name="P1">- i inne</text:p>
      <text:p text:style-name="P1"/>
      <text:p text:style-name="P1">Ścieżka path musi być absolutna. Można użyć join() z modułu "path":</text:p>
      <text:p text:style-name="P1"/>
      <text:p text:style-name="P1"><text:tab/>res.sendFile(join(__dirname, 'cookie.jpg'));</text:p>
      <text:p text:style-name="P1"><text:tab/></text:p>
      <text:p text:style-name="P1">Ścieżkę i inne opcje można podać w obiekcie:</text:p>
      <text:p text:style-name="P1"/>
      <text:p text:style-name="P1">app.get('/pobierz', (req, res) =&gt; {</text:p>
      <text:p text:style-name="P1"><text:s text:c="8"/>res.sendFile('cookie.jpg', {</text:p>
      <text:p text:style-name="P1"><text:s text:c="12"/>root: __dirname,</text:p>
      <text:p text:style-name="P1"><text:s text:c="8"/>});</text:p>
      <text:p text:style-name="P1"><text:s text:c="4"/>});</text:p>
      <text:p text:style-name="P1"/>
      <text:p text:style-name="P1">Nigdy nie udostępniać plików z folderu aplikacji, lecz tylko ze wskazanego miejsca, folderu np. 'files':</text:p>
      <text:p text:style-name="P1"/>
      <text:p text:style-name="P1">res.sendFile('cookie.jpg', {</text:p>
      <text:p text:style-name="P1"><text:s text:c="4"/>root: join(__dirname, 'files'),</text:p>
      <text:p text:style-name="P1">});</text:p>
      <text:p text:style-name="P1"/>
      <text:p text:style-name="P1">Podsumowując:</text:p>
      <text:p text:style-name="P1"/>
      <text:p text:style-name="P1">res.sendFile('cookie.jpg', {</text:p>
      <text:p text:style-name="P1"><text:s text:c="4"/>root: join(__dirname, 'files'),</text:p>
      <text:p text:style-name="P1"><text:s text:c="8"/>headers: {</text:p>
      <text:p text:style-name="P1"><text:soft-page-break/><text:s text:c="12"/>'X-Powered-By': 'Zaramid',</text:p>
      <text:p text:style-name="P1"><text:s text:c="8"/>},</text:p>
      <text:p text:style-name="P1"><text:s text:c="8"/>dotfiles: 'deny',</text:p>
      <text:p text:style-name="P1">});</text:p>
      <text:p text:style-name="P1"><text:tab/></text:p>
      <text:p text:style-name="P1"/>
      <text:p text:style-name="P1"/>
      <text:p text:style-name="P1"><text:tab/>res.attachment()</text:p>
      <text:p text:style-name="P1"><text:tab/></text:p>
      <text:p text:style-name="P1">- gdy podamy nazwę pliku, zostanie od przesłany jako załącznik, trzeba wtedy też dodać linię kończącą połączenie res.end():</text:p>
      <text:p text:style-name="P1"/>
      <text:p text:style-name="P1">res.attachment(join(__dirname, 'files', 'cookie.jpg'));</text:p>
      <text:p text:style-name="P1">res.end();</text:p>
      <text:p text:style-name="P1">// są wątpliwości czy tak to działa</text:p>
      <text:p text:style-name="P1"/>
      <text:p text:style-name="P1">- gdy umieścimy komendę bez nazwy pliku przed res.sendFile(), także zostanie on wysłany jako załącznik. Przeglądarka otrzyma w headers: </text:p>
      <text:p text:style-name="P1"/>
      <text:p text:style-name="P1"><text:s text:c="3"/>Content-Disposition<text:tab/>attachment</text:p>
      <text:p text:style-name="P1"/>
      <text:p text:style-name="P1">app</text:p>
      <text:p text:style-name="P1"><text:s text:c="4"/>.get('/pobierz', (req, res) =&gt; {</text:p>
      <text:p text:style-name="P1"><text:s text:c="8"/>res.attachment();</text:p>
      <text:p text:style-name="P1"><text:s text:c="8"/>res.sendFile('cookie.jpg', {</text:p>
      <text:p text:style-name="P1"><text:s text:c="12"/>root: join(__dirname, 'files'),</text:p>
      <text:p text:style-name="P1"><text:s text:c="12"/>headers: {</text:p>
      <text:p text:style-name="P1"><text:s text:c="16"/>'X-Powered-By': 'Zaramid',</text:p>
      <text:p text:style-name="P1"><text:s text:c="12"/>},</text:p>
      <text:p text:style-name="P1"><text:s text:c="12"/>dotfiles: 'deny',</text:p>
      <text:p text:style-name="P1"><text:s text:c="8"/>});</text:p>
      <text:p text:style-name="P1"><text:s text:c="4"/>});</text:p>
      <text:p text:style-name="P1"/>
      <text:p text:style-name="P1"/>
      <text:p text:style-name="P1"/>
      <text:p text:style-name="P1"><text:tab/>res.download()</text:p>
      <text:p text:style-name="P1"><text:soft-page-break/><text:tab/></text:p>
      <text:p text:style-name="P1">- wysyła plik jako załącznik. Parametry ma takie jak sendFile().</text:p>
      <text:p text:style-name="P1"/>
      <text:p text:style-name="P1">app</text:p>
      <text:p text:style-name="P1"><text:s text:c="4"/>.get('/pobierz', (req, res) =&gt; {</text:p>
      <text:p text:style-name="P1"><text:s text:c="8"/>const options = {</text:p>
      <text:p text:style-name="P1"><text:s text:c="12"/>headers: {</text:p>
      <text:p text:style-name="P1"><text:s text:c="16"/>'X-Powered-By': 'Zaramidus',</text:p>
      <text:p text:style-name="P1"><text:s text:c="12"/>},</text:p>
      <text:p text:style-name="P1"><text:s text:c="12"/>dotfiles: 'deny',</text:p>
      <text:p text:style-name="P1"><text:s text:c="8"/>};</text:p>
      <text:p text:style-name="P1"/>
      <text:p text:style-name="P1"><text:s text:c="8"/>res.download('files/cookie.jpg', 'kukiz.jpg', options);</text:p>
      <text:p text:style-name="P1"/>
      <text:p text:style-name="P1"><text:s text:c="4"/>});</text:p>
      <text:p text:style-name="P1"/>
      <text:p text:style-name="P1">pobierze plik cookie.jpg i zapisze go jako kukiz.jpg.</text:p>
      <text:p text:style-name="P1"/>
      <text:p text:style-name="P1"/>
      <text:p text:style-name="P1"/>
      <text:p text:style-name="P1"><text:tab/>res.set()</text:p>
      <text:p text:style-name="P1"><text:tab/></text:p>
      <text:p text:style-name="P1">pozwala ustawić dowolne wewnętrzne nagłówki.</text:p>
      <text:p text:style-name="P1"/>
      <text:p text:style-name="P1">Można podać jeden nagłówek jako parametr:</text:p>
      <text:p text:style-name="P1"/>
      <text:p text:style-name="P1"><text:s text:c="3"/>res.set('Content-Type', 'text/plain');</text:p>
      <text:p text:style-name="P1"><text:s text:c="3"/></text:p>
      <text:p text:style-name="P1">lub podać kilka nagłówków naraz jako obiekt:</text:p>
      <text:p text:style-name="P1"/>
      <text:p text:style-name="P1"><text:s text:c="3"/>res.set({</text:p>
      <text:p text:style-name="P1"><text:s text:c="7"/>'Content-Type': 'text/plain',</text:p>
      <text:p text:style-name="P1"><text:s text:c="7"/>'Content-Length': '123',</text:p>
      <text:p text:style-name="P1"><text:s text:c="3"/>});</text:p>
      <text:p text:style-name="P1"/>
      <text:p text:style-name="P1"/>
      <text:p text:style-name="P1"><text:soft-page-break/>Poszczególne metody można ustawić w chainingu:</text:p>
      <text:p text:style-name="P1"/>
      <text:p text:style-name="P1">app.get('/pobierz', (req, res) =&gt; {</text:p>
      <text:p text:style-name="P1"/>
      <text:p text:style-name="P1"><text:s text:c="8"/>res</text:p>
      <text:p text:style-name="P1"><text:s text:c="8"/></text:p>
      <text:p text:style-name="P1"><text:s text:c="12"/>.set({</text:p>
      <text:p text:style-name="P1"><text:s text:c="16"/>'X-Powered-By': 'Zaramid',</text:p>
      <text:p text:style-name="P1"><text:s text:c="12"/>})</text:p>
      <text:p text:style-name="P1"><text:s text:c="12"/></text:p>
      <text:p text:style-name="P1"><text:s text:c="12"/>.sendFile('cookies.jpg', {</text:p>
      <text:p text:style-name="P1"><text:s text:c="16"/>root: join(__dirname, 'files'),</text:p>
      <text:p text:style-name="P1"><text:s text:c="12"/>});</text:p>
      <text:p text:style-name="P1"><text:s text:c="4"/>});</text:p>
      <text:p text:style-name="P1"/>
      <text:p text:style-name="P1"/>
      <text:p text:style-name="P1"/>
      <text:p text:style-name="P1"><text:tab/>res.headersSent</text:p>
      <text:p text:style-name="P1"><text:tab/></text:p>
      <text:p text:style-name="P1">pole informujące, czy nagłówki zostały już przesłane. Najpierw ustawiaj nagłówki. Gdy zostaną przesłane, wysyłaj treść. Po treści nie da się wysłać nagłówków.</text:p>
      <text:p text:style-name="P1"/>
      <text:p text:style-name="P1">*****************************</text:p>
      <text:p text:style-name="P1"/>
      <text:p text:style-name="P1"><text:tab/><text:tab/>Ciasteczka</text:p>
      <text:p text:style-name="P1"><text:tab/><text:tab/></text:p>
      <text:p text:style-name="P1"><text:tab/>res.cookie()</text:p>
      <text:p text:style-name="P1"><text:tab/></text:p>
      <text:p text:style-name="P1">ustawia nowe ciastko.</text:p>
      <text:p text:style-name="P1"/>
      <text:p text:style-name="P1">Wszystkie ciastka wysłane do klienta, zostaną zwrócone przy kolejnym zapytaniu.</text:p>
      <text:p text:style-name="P1"/>
      <text:p text:style-name="P1">Ciasteczka są nagłówkami, dlatego należy je wysyłać zanim zostaną wysłane dane, czyli np. przed send().</text:p>
      <text:p text:style-name="P1"><text:soft-page-break/></text:p>
      <text:p text:style-name="P1">Najprostsze ustawienie ciastka:</text:p>
      <text:p text:style-name="P1"/>
      <text:p text:style-name="P1"><text:s text:c="4"/>res.cookie('nazwa-ciastka', 'wartosc ciastka');</text:p>
      <text:p text:style-name="P1"/>
      <text:p text:style-name="P1">Jest to ciastko sesyjne, czyli po zamknięciu przeglądarki albo resecie systemu, jeste już niedostępne.</text:p>
      <text:p text:style-name="P1"/>
      <text:p text:style-name="P1">Używane m.in. do utrzymywania sesji podczas zalogowania do banku.</text:p>
      <text:p text:style-name="P1"/>
      <text:p text:style-name="P1">Bardziej zaawansowane ciastka zawierają obiekt opcji, w którym można podać m.in.:</text:p>
      <text:p text:style-name="P1"/>
      <text:p text:style-name="P1">- domain - domena, do której będą wysyłane ciastka. Używane na produkcji.</text:p>
      <text:p text:style-name="P1"><text:s text:c="2"/>Ciastka są odsyłane tylko do tego, kto je wysłał. Gdy nie podana, to ustawiana jest aktualna.</text:p>
      <text:p text:style-name="P1"><text:s text:c="2"/></text:p>
      <text:p text:style-name="P1">- path: '/' - ustawienie domyślne, ciastka będą odsyłane dla każdej podstrony.</text:p>
      <text:p text:style-name="P1"><text:s text:c="2"/>Można wskazać ścieżkę, dla której mają być odsyłane, czego często nie chcemy, bo wtedy gdy ktoś wejdzie na podstronę, to ona nie zobaczy ciastka.</text:p>
      <text:p text:style-name="P1"><text:s text:c="2"/></text:p>
      <text:p text:style-name="P1">- expires - czas (data) do kiedy ciastko ma być zapamiętane</text:p>
      <text:p text:style-name="P1"/>
      <text:p text:style-name="P1">- maxAge - alternatywa do expires. </text:p>
      <text:p text:style-name="P1"><text:s text:c="2"/>Określa jak długo ciastko ma istnieć w ms (1 rok = 1000 * 60 * 60 * 24 * 365)</text:p>
      <text:p text:style-name="P1"/>
      <text:p text:style-name="P1">Gdy ustawimy czas życia ciastka, przestaje ono być sesyjne.</text:p>
      <text:p text:style-name="P1"/>
      <text:p text:style-name="P1">- httpOnly - uniemozliwia frontendowi dostęp do ciastka. Używane np. do utrzymywania zalogowania.</text:p>
      <text:p text:style-name="P1">JavaScript w przeglądarce nie ma dostępu do tego ciastka.</text:p>
      <text:p text:style-name="P1"/>
      <text:p text:style-name="P1">- secure - stosowany na produkcji. Gdy ustawione na true:</text:p>
      <text:p text:style-name="P1"/>
      <text:p text:style-name="P1"><text:s text:c="3"/>secure: true</text:p>
      <text:p text:style-name="P1"><text:soft-page-break/><text:s text:c="3"/></text:p>
      <text:p text:style-name="P1"><text:s text:c="3"/>a połączenie nie jest https, to ciastko nie jest wysyłane.</text:p>
      <text:p text:style-name="P1"><text:s text:c="3"/></text:p>
      <text:p text:style-name="P1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2:27:31.234370379</meta:creation-date>
    <dc:date>2022-04-19T12:34:13.363746460</dc:date>
    <meta:editing-duration>PT6M41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5" meta:paragraph-count="336" meta:word-count="1347" meta:character-count="11080" meta:non-whitespace-character-count="9384"/>
  </office:meta>
</office:document-meta>
</file>